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7" style:family="paragraph" style:parent-style-name="Standard">
      <style:paragraph-properties fo:text-align="start" style:justify-single-word="false" style:text-autospace="none"/>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0"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4" style:family="paragraph" style:parent-style-name="Standard">
      <style:paragraph-properties fo:text-align="center" style:justify-single-word="false"/>
      <style:text-properties style:font-name="Arial" fo:font-size="14pt" style:font-size-asian="14pt" style:font-size-complex="14pt"/>
    </style:style>
    <style:style style:name="P15"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7"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8" style:family="paragraph" style:parent-style-name="Standard">
      <style:paragraph-properties fo:text-align="start" style:justify-single-word="false" style:text-autospace="none"/>
      <style:text-properties style:font-name="Arial"/>
    </style:style>
    <style:style style:name="P19" style:family="paragraph" style:parent-style-name="Standard">
      <style:paragraph-properties style:text-autospace="none"/>
    </style:style>
    <style:style style:name="P20" style:family="paragraph" style:parent-style-name="Standard">
      <style:paragraph-properties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21" style:family="paragraph" style:parent-style-name="Standard">
      <style:paragraph-properties style:text-autospace="none"/>
      <style:text-properties fo:color="#000000" style:text-line-through-style="none" style:font-name="Arial1" fo:font-size="10pt" style:text-underline-style="none" style:font-name-asian="Arial1" style:font-size-asian="10pt" style:font-name-complex="Arial1" style:font-size-complex="10pt"/>
    </style:style>
    <style:style style:name="P22" style:family="paragraph" style:parent-style-name="List_20_Paragraph">
      <style:paragraph-properties fo:margin-left="0cm" fo:margin-right="0cm" fo:line-height="100%" fo:text-indent="0cm" style:auto-text-indent="false"/>
      <style:text-properties fo:font-size="12pt" style:font-size-asian="12pt" style:font-size-complex="12pt"/>
    </style:style>
    <style:style style:name="P23"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24" style:family="paragraph" style:parent-style-name="List_20_Paragraph">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7" style:family="paragraph" style:parent-style-name="Table_20_Contents">
      <style:text-properties style:font-name="Arial"/>
    </style:style>
    <style:style style:name="P28" style:family="paragraph" style:parent-style-name="Table_20_Contents">
      <style:text-properties style:font-name="Arial" fo:font-weight="bold" style:font-weight-asian="bold" style:font-weight-complex="bold"/>
    </style:style>
    <style:style style:name="P29" style:family="paragraph" style:parent-style-name="Table_20_Contents">
      <style:text-properties style:font-name="Arial" fo:font-size="10.5pt" style:font-size-asian="10.5pt" style:font-size-complex="10.5pt"/>
    </style:style>
    <style:style style:name="P30" style:family="paragraph" style:parent-style-name="Table_20_Contents">
      <style:text-properties style:font-name="Arial" fo:font-size="10pt" style:font-size-asian="10pt" style:font-size-complex="10pt"/>
    </style:style>
    <style:style style:name="P31" style:family="paragraph" style:parent-style-name="Normal">
      <style:text-properties style:font-name="Arial" fo:font-size="12pt" style:font-size-asian="12pt" style:font-name-complex="Times New Roman" style:font-size-complex="12pt"/>
    </style:style>
    <style:style style:name="P32" style:family="paragraph" style:parent-style-name="Normal">
      <style:paragraph-properties fo:margin-top="0cm" fo:margin-bottom="0cm" fo:line-height="100%"/>
    </style:style>
    <style:style style:name="P33"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34"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5"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36"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37" style:family="paragraph" style:parent-style-name="Standard">
      <style:paragraph-properties fo:margin-left="0cm" fo:margin-right="0cm" fo:text-indent="0cm" style:auto-text-indent="true" style:text-autospace="none"/>
    </style:style>
    <style:style style:name="P38"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39" style:family="paragraph" style:parent-style-name="Standard">
      <style:paragraph-properties fo:margin-left="0cm" fo:margin-right="0cm" fo:text-indent="0cm" style:auto-text-indent="true" style:text-autospace="none"/>
      <style:text-properties fo:color="#000000" style:text-line-through-style="none" style:font-name="Arial1" fo:font-size="10pt" style:text-underline-style="none" style:font-name-asian="Arial1" style:font-size-asian="10pt" style:font-name-complex="Arial1" style:font-size-complex="10pt"/>
    </style:style>
    <style:style style:name="P40" style:family="paragraph" style:parent-style-name="Standard">
      <style:paragraph-properties fo:margin-left="0cm" fo:margin-right="0cm" fo:text-indent="0cm" style:auto-text-indent="true"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41" style:family="paragraph" style:parent-style-name="Standard">
      <style:paragraph-properties fo:background-color="transparent">
        <style:background-image/>
      </style:paragraph-properties>
      <style:text-properties fo:color="#cc0000" fo:background-color="transparen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text-properties style:font-name="CMBX10" fo:font-size="11pt" fo:font-weight="bold" style:font-name-asian="CMBX10" style:font-size-asian="11pt" style:font-weight-asian="bold" style:font-name-complex="CMBX10" style:font-size-complex="11pt" style:font-weight-complex="bold"/>
    </style:style>
    <style:style style:name="P4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6" style:family="paragraph" style:parent-style-name="Standard" style:list-style-name="L1">
      <style:text-properties style:font-name="Arial"/>
    </style:style>
    <style:style style:name="P47" style:family="paragraph" style:parent-style-name="Standard" style:list-style-name="L2">
      <style:text-properties style:font-name="Arial"/>
    </style:style>
    <style:style style:name="P48" style:family="paragraph" style:parent-style-name="Standard" style:list-style-name="L3">
      <style:text-properties style:font-name="Arial"/>
    </style:style>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paragraph-properties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53" style:family="paragraph" style:parent-style-name="Standard">
      <style:text-properties fo:font-size="12pt" fo:background-color="transparent" style:font-size-asian="12pt" style:font-size-complex="12pt"/>
    </style:style>
    <style:style style:name="P54"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55" style:family="paragraph" style:parent-style-name="List_20_Paragraph" style:list-style-name="L4"/>
    <style:style style:name="P56" style:family="paragraph" style:parent-style-name="List_20_Paragraph" style:list-style-name="L5"/>
    <style:style style:name="P57" style:family="paragraph" style:parent-style-name="Heading_20_1">
      <style:text-properties style:font-name="Arial"/>
    </style:style>
    <style:style style:name="P58"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59" style:family="paragraph" style:parent-style-name="Heading_20_2">
      <style:text-properties style:font-name="Arial"/>
    </style:style>
    <style:style style:name="P60" style:family="paragraph" style:parent-style-name="Heading_20_2">
      <style:text-properties style:font-name="Arial" fo:font-size="11pt" fo:font-weight="bold" style:font-name-asian="CMBX10" style:font-size-asian="11pt" style:font-weight-asian="bold" style:font-name-complex="CMBX10" style:font-size-complex="11pt" style:font-weight-complex="bold"/>
    </style:style>
    <style:style style:name="P61" style:family="paragraph" style:parent-style-name="Heading_20_2">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Times New Roman" style:font-size-complex="12pt"/>
    </style:style>
    <style:style style:name="P62" style:family="paragraph" style:parent-style-name="Heading_20_2">
      <style:paragraph-properties fo:margin-left="0cm" fo:margin-right="0cm" fo:text-indent="0cm" style:auto-text-indent="true"/>
    </style:style>
    <style:style style:name="P63" style:family="paragraph" style:parent-style-name="Heading_20_2">
      <style:paragraph-properties fo:margin-left="0cm" fo:margin-right="0cm" fo:margin-top="0cm" fo:margin-bottom="0cm" fo:line-height="100%" fo:text-indent="0cm" style:auto-text-indent="true"/>
    </style:style>
    <style:style style:name="T1" style:family="text">
      <style:text-properties style:font-name="Arial"/>
    </style:style>
    <style:style style:name="T2" style:family="text">
      <style:text-properties style:font-name="Arial" fo:font-size="11pt" fo:language="en" fo:country="GB" style:font-name-asian="CMR10" style:font-size-asian="11pt" style:font-name-complex="CMR10" style:font-size-complex="11pt"/>
    </style:style>
    <style:style style:name="T3" style:family="text">
      <style:text-properties style:font-name="Arial" fo:font-size="12pt" style:font-size-asian="12pt" style:font-name-complex="Times New Roman" style:font-size-complex="12pt" style:font-style-complex="italic"/>
    </style:style>
    <style:style style:name="T4" style:family="text">
      <style:text-properties style:font-name="Arial" fo:font-weight="normal" style:font-weight-asian="normal" style:font-weight-complex="normal"/>
    </style:style>
    <style:style style:name="T5" style:family="text">
      <style:text-properties style:font-name="Times New Roman"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variant="normal" fo:text-transform="none" fo:color="#282828" style:font-name="Times New Roman" fo:letter-spacing="normal" fo:font-style="normal" style:text-underline-style="none" fo:font-weight="normal" style:font-weight-asian="bold" style:font-weight-complex="bold"/>
    </style:style>
    <style:style style:name="T8" style:family="text">
      <style:text-properties fo:color="#000000" style:text-underline-style="none" fo:font-weight="normal" style:font-weight-asian="normal" style:font-weight-complex="normal"/>
    </style:style>
    <style:style style:name="T9" style:family="text">
      <style:text-properties fo:color="#000000" fo:letter-spacing="normal" fo:language="en" fo:country="GB" style:font-name-asian="Calibri" style:font-name-complex="Calibri" style:text-scale="100%"/>
    </style:style>
    <style:style style:name="T10" style:family="text">
      <style:text-properties fo:color="#000000" style:text-line-through-style="none" style:font-name="Arial1" fo:font-size="11.5pt" style:text-underline-style="none" style:font-name-asian="Arial1" style:font-size-asian="11.5pt" style:font-name-complex="Arial1" style:font-size-complex="11.5pt"/>
    </style:style>
    <style:style style:name="T11" style:family="text">
      <style:text-properties fo:color="#000000" style:text-line-through-style="none" style:font-name="Arial1" fo:font-size="9pt" style:text-underline-style="none" style:font-name-asian="Arial1" style:font-size-asian="9pt" style:font-name-complex="Arial1" style:font-size-complex="9pt"/>
    </style:style>
    <style:style style:name="T12" style:family="text">
      <style:text-properties fo:color="#000000" style:text-line-through-style="none" style:font-name="Arial1" fo:font-size="10pt" style:text-underline-style="none" style:font-name-asian="Arial1" style:font-size-asian="10pt" style:font-name-complex="Arial1" style:font-size-complex="10pt"/>
    </style:style>
    <style:style style:name="T13" style:family="text">
      <style:text-properties fo:color="#000000" style:text-line-through-style="none" style:font-name="Arial" fo:font-size="11.5pt" style:text-underline-style="none" style:font-name-asian="Century Gothic" style:font-size-asian="11.5pt" style:font-name-complex="Century Gothic" style:font-size-complex="11.5pt"/>
    </style:style>
    <style:style style:name="T14" style:family="text">
      <style:text-properties fo:color="#000000" style:text-line-through-style="none" style:font-name="Arial" fo:font-size="24pt" style:text-underline-style="none" style:font-name-asian="Century Gothic" style:font-size-asian="24pt" style:font-name-complex="Century Gothic" style:font-size-complex="24pt"/>
    </style:style>
    <style:style style:name="T15"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
      <text:p text:style-name="P9"/>
      <text:p text:style-name="P9">Design Specification: GROUP 12</text:p>
      <text:p text:style-name="P10"/>
      <text:p text:style-name="P11"/>
      <text:p text:style-name="P14"><text:span text:style-name="T6">Aut</text:span><text:span text:style-name="T8">hors: </text:span><text:span text:style-name="T9">bea16, dpb1, alh32, fik, anp28, srp11, lps1, lot15, thw10</text:span></text:p>
      <text:p text:style-name="P15">Config Ref: N/A</text:p>
      <text:p text:style-name="P15">Date: 25/11/2013</text:p>
      <text:p text:style-name="P15">Version: 0.1</text:p>
      <text:p text:style-name="P15">Status: Draft</text:p>
      <text:p text:style-name="P12"/>
      <text:p text:style-name="P12"/>
      <text:p text:style-name="P17"/>
      <text:p text:style-name="P17"/>
      <text:p text:style-name="P17"/>
      <text:p text:style-name="P12"/>
      <text:p text:style-name="P13">Department of Computer Science</text:p>
      <text:p text:style-name="P16">Aberystwyth University</text:p>
      <text:p text:style-name="P16">Aberystwyth</text:p>
      <text:p text:style-name="P16">Ceredigion</text:p>
      <text:p text:style-name="P16">SY23 3DB</text:p>
      <text:p text:style-name="P16">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2">1 INTRODUCTION<text:tab/>3</text:p>
          <text:p text:style-name="P43">1.1 Purpose of this Document<text:tab/>3</text:p>
          <text:p text:style-name="P43">1.2 Scope<text:tab/>3</text:p>
          <text:p text:style-name="P43">1.3 Objectives<text:tab/>3</text:p>
          <text:p text:style-name="P42">2 DECOMPOSITION DESCRIPTION<text:tab/>4</text:p>
          <text:p text:style-name="P43">2.1 Programs in system<text:tab/>4</text:p>
          <text:p text:style-name="P43">2.2. Significant classes in each program<text:tab/>5</text:p>
          <text:p text:style-name="P43">2.2.1 Significant classes for web<text:tab/>5</text:p>
          <text:p text:style-name="P43">Web Significant classes <text:s/><text:tab/>5</text:p>
          <text:p text:style-name="P43">2.2.2 Significant classes in Program 2 .....<text:tab/>6</text:p>
          <text:p text:style-name="P43">2.2.n Significant classes in Program n .....<text:tab/>6</text:p>
          <text:p text:style-name="P43">2.3 Modules shared between programs<text:tab/>6</text:p>
          <text:p text:style-name="P43">2.4 Mapping from requirements to classes<text:tab/>6</text:p>
          <text:p text:style-name="P43">Table mapping requirements to classes<text:tab/>6</text:p>
          <text:p text:style-name="P42">3 DEPENDENCY DESCRIPTION<text:tab/>7</text:p>
          <text:p text:style-name="P43">3.1 Component Diagrams<text:tab/>7</text:p>
          <text:p text:style-name="P43">3.1.1 Component Diagram for Program 1<text:tab/>7</text:p>
          <text:p text:style-name="P43">3.1.2 Component Diagram for Program 2<text:tab/>7</text:p>
          <text:p text:style-name="P43">3.2 Inheritance Relationships<text:tab/>7</text:p>
          <text:p text:style-name="P42">4 INTERFACE DESCRIPTION<text:tab/>7</text:p>
          <text:p text:style-name="P43">4.1 Class 1 interface specification<text:tab/>7</text:p>
          <text:p text:style-name="P43">4.2 Class 2 interface specification . . .<text:tab/>7</text:p>
          <text:p text:style-name="P42">5 DETAILED DESIGN<text:tab/>7</text:p>
          <text:p text:style-name="P43">5.1 Sequence diagrams<text:tab/>7</text:p>
          <text:p text:style-name="P43">5.2 Significant algorithms<text:tab/>7</text:p>
          <text:p text:style-name="P43">5.3 Significant data structures<text:tab/>7</text:p>
          <text:p text:style-name="P42">6 REFERENCES<text:tab/>7</text:p>
          <text:p text:style-name="P42">APPENDICES<text:tab/>7</text:p>
          <text:p text:style-name="P42">Document History<text:tab/>7</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h text:style-name="P57" text:outline-level="1">1 INTRODUCTION</text:h>
      <text:h text:style-name="P59" text:outline-level="2">1.1 Purpose of this Document</text:h>
      <text:p text:style-name="P8">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59" text:outline-level="2">1.2 Scope</text:h>
      <text:p text:style-name="P8">This document specifies the standards for writing software design specifications. It describes the necessary layout and content of a design specification. This document will be produced in accordance to the design specification standards document <text:span text:style-name="T15">[1]</text:span> SE.QA.05.A. </text:p>
      <text:p text:style-name="P8"/>
      <text:p text:style-name="P8">The main sections to be covered are: </text:p>
      <text:p text:style-name="P8"/>
      <text:list xml:id="list1566672364132678976" text:style-name="L1">
        <text:list-item>
          <text:p text:style-name="P46">Introduction: to include the purpose of the document, scope and objectives.</text:p>
        </text:list-item>
      </text:list>
      <text:list xml:id="list8621086044882410878" text:style-name="L2">
        <text:list-item>
          <text:p text:style-name="P47">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47">Dependency Description: this section will include two component diagrams, one for each program within the system. What is more, inheritance relationships will be described.</text:p>
        </text:list-item>
        <text:list-item>
          <text:p text:style-name="P47">Interface Description: this section will include interface specification for each of the classes.</text:p>
        </text:list-item>
        <text:list-item>
          <text:p text:style-name="P47">Detailed Design: the final section will include sequence diagrams, significant algorithms as well as significant data structures.</text:p>
        </text:list-item>
        <text:list-item>
          <text:p text:style-name="P47">References: will include references to the external sources used when producing the document.</text:p>
        </text:list-item>
      </text:list>
      <text:p text:style-name="P8"/>
      <text:h text:style-name="P59" text:outline-level="2">1.3 Objectives</text:h>
      <text:p text:style-name="P8">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5">[1]</text:span></text:p>
      <text:p text:style-name="P8"/>
      <text:p text:style-name="P8"><text:soft-page-break/>Objectives are: <text:s/></text:p>
      <text:list xml:id="list6700806999119038097" text:style-name="L3">
        <text:list-item>
          <text:list>
            <text:list-item>
              <text:p text:style-name="P48">To describe the programs in system and how they will interact together</text:p>
            </text:list-item>
            <text:list-item>
              <text:p text:style-name="P48">To show the components and inheritance within the system using component diagrams and inheritance relationships.</text:p>
            </text:list-item>
            <text:list-item>
              <text:p text:style-name="P48">To specify interfaces for each program.</text:p>
            </text:list-item>
            <text:list-item>
              <text:p text:style-name="P48">To describe significant algorithms and data structures. </text:p>
            </text:list-item>
          </text:list>
        </text:list-item>
      </text:list>
      <text:h text:style-name="Heading_20_1" text:outline-level="1">2 DECOMPOSITION DESCRIPTION</text:h>
      <text:p text:style-name="Normal">Firstly we decompose the software into 2 main subsystems which are:</text:p>
      <text:list xml:id="list8675740790282390389" text:style-name="L4">
        <text:list-item>
          <text:p text:style-name="P55">The android waypoint subsystem</text:p>
        </text:list-item>
        <text:list-item>
          <text:p text:style-name="P55">The subsystem to view walks.</text:p>
        </text:list-item>
      </text:list>
      <text:p text:style-name="Normal">The 2 subsystems are not dependent on each other, and do not interact except for using the MySQL database.</text:p>
      <text:p text:style-name="Normal">The android waypoint Subsystem has the following modules:</text:p>
      <text:list xml:id="list6005888640816414413" text:style-name="L5">
        <text:list-item>
          <text:p text:style-name="P56">Graphic user interface this module describe the looks and feel in short the GUI which the user can use to record walk. This module will be further discussed in the “significant class section”.</text:p>
        </text:list-item>
        <text:list-item>
          <text:p text:style-name="P56">Point 2 should go here.</text:p>
        </text:list-item>
      </text:list>
      <text:p text:style-name="Normal">The Subsystem to View walks is a HTML5/PHP web base application that is deployed on a web server. The web application authenticate and display data from MySQL database system where all the walks recorded are stored. <text:s/></text:p>
      <text:h text:style-name="Heading_20_2" text:outline-level="2">2.1 Programs in system</text:h>
      <text:p text:style-name="Standard">The walking tour guide is composed of three programs:</text:p>
      <text:p text:style-name="Standard">• The Walk program</text:p>
      <text:p text:style-name="Standard">• The Server </text:p>
      <text:p text:style-name="Standard">• The website</text:p>
      <text:p text:style-name="Standard"/>
      <text:p text:style-name="Standard"/>
      <text:list xml:id="list80024777524448393" text:style-name="L6">
        <text:list-item>
          <text:list>
            <text:list-item>
              <text:list>
                <text:list-item>
                  <text:p text:style-name="P49">The Walk Program</text:p>
                </text:list-item>
              </text:list>
            </text:list-item>
          </text:list>
        </text:list-item>
      </text:list>
      <text:p text:style-name="Standard"/>
      <text:p text:style-name="Standard">The Walk program provides a user interface on a android platform to enable a user to make a walk, way-points, amend walk, <text:s/>way-point , take pictures of way-points and put in information about the way-points</text:p>
      <text:p text:style-name="Standard">Implements requirements (FR1),(FR2),(FR3),(FR4),(FR5),(FR6),(FR7),(PR1),(PR2) and (DC1) . This program will be form-based so it will comply with (EIR1). The walk program will send the information it generates from the user as described in(FR6)</text:p>
      <text:p text:style-name="Standard"/>
      <text:p text:style-name="Standard"/>
      <text:list xml:id="list5190271092483116840" text:style-name="L7">
        <text:list-item>
          <text:list>
            <text:list-item>
              <text:list>
                <text:list-item>
                  <text:p text:style-name="P50">The Server</text:p>
                </text:list-item>
              </text:list>
            </text:list-item>
          </text:list>
        </text:list-item>
      </text:list>
      <text:p text:style-name="Standard">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p text:style-name="Standard"/>
      <text:list xml:id="list1642075506261536809" text:style-name="L8">
        <text:list-item>
          <text:list>
            <text:list-item>
              <text:list>
                <text:list-item>
                  <text:p text:style-name="P51">The Website</text:p>
                </text:list-item>
              </text:list>
            </text:list-item>
          </text:list>
        </text:list-item>
      </text:list>
      <text:p text:style-name="Standard"/>
      <text:p text:style-name="Standard"><text:soft-page-break/>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Standard">Implementing requirements (FR8),(EIR1) and (PR1). The Website will query information from the Server and display it on to the google maps interface so the user can take the tour.</text:p>
      <text:p text:style-name="Standard"/>
      <text:p text:style-name="P41">Example</text:p>
      <text:p text:style-name="P41">{</text:p>
      <text:p text:style-name="P41">The Diary program provides the interface to enable users to make, examine, and amend diary bookings. It </text:p>
      <text:p text:style-name="P41">implements requirements (FR1), (FR2), (FR3) and must make sure it conforms with requirements (FR5), (FR9), </text:p>
      <text:p text:style-name="P41">(EIR5), (DC1), (DC2), (PR2).</text:p>
      <text:p text:style-name="P41">The program will have a form-based method of entry as described in (EIR5). That interface is not described in </text:p>
      <text:p text:style-name="P41">detail in this document, but will be determined during implementation. It will be implemented in Swing. The </text:p>
      <text:p text:style-name="P41">Diary program will call the support class DiaryAccess to read and write the diary text file mentioned in (FR1), </text:p>
      <text:p text:style-name="P41">and use the support class DiaryItem to represent a single diary entry.</text:p>
      <text:p text:style-name="P41">}</text:p>
      <text:h text:style-name="Heading_20_2" text:outline-level="2">2.2. Significant classes in each program</text:h>
      <text:h text:style-name="P62" text:outline-level="2">2.2.1 Significant classes for web</text:h>
      <text:h text:style-name="P63" text:outline-level="2"><text:span text:style-name="T13">Web Significant classes </text:span><text:span text:style-name="T14"><text:s/></text:span></text:h>
      <text:p text:style-name="P38">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p>
      <text:p text:style-name="P38"/>
      <text:p text:style-name="P38">maps.php Description of classes for the file maps.php. </text:p>
      <text:p text:style-name="P38"/>
      <text:p text:style-name="P37"><text:span text:style-name="T11">src="https://maps.googleapis.com/maps/api/js?key=***************************************&amp;sensor=false"&gt; </text:span><text:span text:style-name="T10">This piece of javascript is part of the google maps API, it gathers my user key and allows access to the functionality of the google map. </text:span></text:p>
      <text:p text:style-name="Standard"/>
      <text:p text:style-name="P37"><text:span text:style-name="T12">var image = 'icon2.png'; </text:span><text:span text:style-name="T10">This is simply a pointer, but from this we can change the icon presented to us on the google map. </text:span></text:p>
      <text:p text:style-name="P39"/>
      <text:p text:style-name="P37"><text:span text:style-name="T12">function calcRoute() </text:span><text:span text:style-name="T10">The calcRoute() function takes the parameters of an origin point and a destination point, from there it will work out the optimal path between the two points and direct the user to follow, drawing the path on the map. </text:span></text:p>
      <text:p text:style-name="P40"/>
      <text:p text:style-name="P19"><text:span text:style-name="T12">function initialize() </text:span><text:span text:style-name="T10">The initialize() function is the basis for booting the map. Within contains the </text:span><text:span text:style-name="T10">while loop that accesses our MySQL database and returns all points for a given path. During </text:span><text:soft-page-break/><text:span text:style-name="T10">this time it will display all points with their appropriate marker location and give the descriptions stored of each and every point. </text:span></text:p>
      <text:p text:style-name="P20"/>
      <text:p text:style-name="P19"><text:span text:style-name="T12">var request={} </text:span><text:span text:style-name="T10">This variable takes the origin, destination and method of travel within the route calculation function, and as such outputs the path to take, whilst making sure no redundant information is added to the map such as path start/end markers. </text:span></text:p>
      <text:p text:style-name="P21"/>
      <text:p text:style-name="P19"><text:span text:style-name="T12">$con </text:span><text:span text:style-name="T10">Establishes connection to host based on username, password and location. </text:span></text:p>
      <text:p text:style-name="P21"/>
      <text:p text:style-name="P19"><text:span text:style-name="T12">$res </text:span><text:span text:style-name="T10">Returns appropriate data from selected database for use with google map. </text:span></text:p>
      <text:p text:style-name="P20"/>
      <text:p text:style-name="P19"><text:span text:style-name="T12">var LatLng, var ContentString </text:span><text:span text:style-name="T10">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0"/>
      <text:p text:style-name="P19"><text:span text:style-name="T12">google.maps.event.addListener </text:span><text:span text:style-name="T10">This creates the information window given at every marker on the map. Creates a listener that waits for a mouse click to open the information window. </text:span></text:p>
      <text:p text:style-name="P20"/>
      <text:p text:style-name="P19"><text:span text:style-name="T12">var marker = new google.maps.Marker </text:span><text:span text:style-name="T10">Constructor for the marker, reads the position it should be set at, the animation accompanying it upon opening of the map, the drag mode, the icon and the map it should be assigned to. </text:span></text:p>
      <text:p text:style-name="P20"/>
      <text:p text:style-name="P19"><text:span text:style-name="T12">google.maps.event.addDomListener(window, 'load', initialize); </text:span><text:span text:style-name="T10">Creates map upon load of the window, runs the initialize function to ensure all points and paths are plotted upon creation. Opens the map within the specified window space.</text:span></text:p>
      <text:h text:style-name="Heading_20_2" text:outline-level="2">2.2.2 Significant classes in Program 2</text:h>
      <text:h text:style-name="P60" text:outline-level="2">2.2.1 Tour</text:h>
      <text:p text:style-name="P44"><text:line-break/><text:span text:style-name="T4">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soft-page-break/><text:span text:style-name="T4">}</text:span><text:span text:style-name="T1"><text:line-break/></text:span></text:p>
      <text:p text:style-name="P54">2.2.2 Location</text:p>
      <text:p text:style-name="P54">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p text:style-name="P54">2.2.3 TourUploader</text:p>
      <text:p text:style-name="P54"><text:line-break/>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p>
      <text:h text:style-name="Heading_20_2" text:outline-level="2">2.3 Modules shared between programs</text:h>
      <text:h text:style-name="Heading_20_2" text:outline-level="2">2.4 Mapping from requirements to classes</text:h>
      <text:h text:style-name="P61" text:outline-level="2">Table mapping requirements to classes</text:h>
      <text:p text:style-name="P31">This table shows each functional requirement that must be met, and which class provides its operation. This will ensure that all requirements are covered, and show the impact that changes to the design may have.</text:p>
      <text:p text:style-name="P31"/>
      <table:table table:name="Table1" table:style-name="Table1">
        <table:table-column table:style-name="Table1.A"/>
        <table:table-column table:style-name="Table1.B"/>
        <table:table-row>
          <table:table-cell table:style-name="Table1.A1" office:value-type="string">
            <text:p text:style-name="P33">Functional requirement</text:p>
          </table:table-cell>
          <table:table-cell table:style-name="Table1.A1" office:value-type="string">
            <text:p text:style-name="P34">Class providing requirement</text:p>
          </table:table-cell>
        </table:table-row>
        <table:table-row>
          <table:table-cell table:style-name="Table1.A1" office:value-type="string">
            <text:p text:style-name="P35">FR1- Startup of software on Android device</text:p>
          </table:table-cell>
          <table:table-cell table:style-name="Table1.A1" office:value-type="string">
            <text:p text:style-name="P36"/>
          </table:table-cell>
        </table:table-row>
        <table:table-row>
          <table:table-cell table:style-name="Table1.A1" office:value-type="string">
            <text:p text:style-name="P32"><text:span text:style-name="Default_20_Paragraph_20_Font"><text:span text:style-name="T3">FR2 - Providing info about the whole walking tour</text:span></text:span></text:p>
          </table:table-cell>
          <table:table-cell table:style-name="Table1.A1" office:value-type="string">
            <text:p text:style-name="P36"/>
          </table:table-cell>
        </table:table-row>
        <table:table-row>
          <table:table-cell table:style-name="Table1.A1" office:value-type="string">
            <text:p text:style-name="P32"><text:span text:style-name="Default_20_Paragraph_20_Font"><text:span text:style-name="T3">FR3 - Adding locations to the walking tour</text:span></text:span></text:p>
          </table:table-cell>
          <table:table-cell table:style-name="Table1.A1" office:value-type="string">
            <text:p text:style-name="P36"/>
          </table:table-cell>
        </table:table-row>
        <text:soft-page-break/>
        <table:table-row>
          <table:table-cell table:style-name="Table1.A1" office:value-type="string">
            <text:p text:style-name="P32"><text:span text:style-name="Default_20_Paragraph_20_Font"><text:span text:style-name="T3">FR4 - Adding photos to the walks</text:span></text:span></text:p>
          </table:table-cell>
          <table:table-cell table:style-name="Table1.A1" office:value-type="string">
            <text:p text:style-name="P36"/>
          </table:table-cell>
        </table:table-row>
        <table:table-row>
          <table:table-cell table:style-name="Table1.A1" office:value-type="string">
            <text:p text:style-name="P32"><text:span text:style-name="Default_20_Paragraph_20_Font"><text:span text:style-name="T3">FR5 - Cancelling walks</text:span></text:span></text:p>
          </table:table-cell>
          <table:table-cell table:style-name="Table1.A1" office:value-type="string">
            <text:p text:style-name="P36"/>
          </table:table-cell>
        </table:table-row>
        <table:table-row>
          <table:table-cell table:style-name="Table1.A1" office:value-type="string">
            <text:p text:style-name="P32"><text:span text:style-name="Default_20_Paragraph_20_Font"><text:span text:style-name="T3">FR6 - Sending the walk to the server</text:span></text:span></text:p>
          </table:table-cell>
          <table:table-cell table:style-name="Table1.A1" office:value-type="string">
            <text:p text:style-name="P36"/>
          </table:table-cell>
        </table:table-row>
        <table:table-row>
          <table:table-cell table:style-name="Table1.A1" office:value-type="string">
            <text:p text:style-name="P32"><text:span text:style-name="Default_20_Paragraph_20_Font"><text:span text:style-name="T3">FR7 - Switching from the WTC</text:span></text:span></text:p>
          </table:table-cell>
          <table:table-cell table:style-name="Table1.A1" office:value-type="string">
            <text:p text:style-name="P36"/>
          </table:table-cell>
        </table:table-row>
        <table:table-row>
          <table:table-cell table:style-name="Table1.A1" office:value-type="string">
            <text:p text:style-name="P32"><text:span text:style-name="Default_20_Paragraph_20_Font"><text:span text:style-name="T3">FR8 - Trying out a created walking tour</text:span></text:span></text:p>
          </table:table-cell>
          <table:table-cell table:style-name="Table1.A1" office:value-type="string">
            <text:p text:style-name="P36"/>
          </table:table-cell>
        </table:table-row>
        <table:table-row>
          <table:table-cell table:style-name="Table1.A1" office:value-type="string">
            <text:p text:style-name="P35">FR9 - Saving data on server</text:p>
          </table:table-cell>
          <table:table-cell table:style-name="Table1.A1" office:value-type="string">
            <text:p text:style-name="P36"/>
          </table:table-cell>
        </table:table-row>
      </table:table>
      <text:p text:style-name="P31"/>
      <text:h text:style-name="Heading_20_1" text:outline-level="1">3 DEPENDENCY DESCRIPTION</text:h>
      <text:h text:style-name="Heading_20_2" text:outline-level="2">3.1 Component Diagrams</text:h>
      <text:h text:style-name="Heading_20_2" text:outline-level="2">3.1.1 Component Diagram for Program 1</text:h>
      <text:h text:style-name="Heading_20_2" text:outline-level="2">3.1.2 Component Diagram for Program 2</text:h>
      <text:h text:style-name="Heading_20_2" text:outline-level="2">3.2 Inheritance Relationships</text:h>
      <text:h text:style-name="Heading_20_1" text:outline-level="1">4 INTERFACE DESCRIPTION</text:h>
      <text:h text:style-name="Heading_20_2" text:outline-level="2">4.1 Web Class Interface</text:h>
      <text:p text:style-name="Text_20_body"/>
      <text:p text:style-name="P20">&lt;!DOCTYPE html PUBLIC "-//W3C//DTD HTML 4.01 Transitional//EN"&gt;</text:p>
      <text:p text:style-name="P20"/>
      <text:p text:style-name="P20">&lt;html&gt;</text:p>
      <text:p text:style-name="P20">&lt;head&gt;</text:p>
      <text:p text:style-name="P20"><text:s text:c="4"/>&lt;meta content="initial-scale=1.0, user-scalable=no" name="viewport"&gt;</text:p>
      <text:p text:style-name="P20"><text:s text:c="4"/>&lt;style type="text/css"&gt;</text:p>
      <text:p text:style-name="P20">html { height: 100% } body { height: 100%; margin: 0; padding: 0 } #map-canvas { height: 100% } </text:p>
      <text:p text:style-name="P20"><text:s text:c="4"/>&lt;/style&gt;</text:p>
      <text:p text:style-name="P20"/>
      <text:p text:style-name="P20"><text:s text:c="4"/>&lt;title&gt;&lt;/title&gt;</text:p>
      <text:p text:style-name="P20">&lt;/head&gt;</text:p>
      <text:p text:style-name="P20"/>
      <text:p text:style-name="P20">&lt;body&gt;</text:p>
      <text:p text:style-name="P20"><text:s text:c="4"/>CS-Group-12 Web Class Interface CS-Group-12 Web Class Interface /* Using</text:p>
      <text:p text:style-name="P20"><text:s text:c="4"/>HTML 5 Doctype to support our project. This ensures that the google maps</text:p>
      <text:p text:style-name="P20"><text:s text:c="4"/>API will be fully supported on the latest web standard, that the phone</text:p>
      <text:p text:style-name="P20"><text:s text:c="4"/>viewport can be resized and viewed for and there will be no implementation</text:p>
      <text:p text:style-name="P20"><text:s text:c="4"/>issues concerning any new web tools we may wish to access or incorporate.</text:p>
      <text:p text:style-name="P20"><text:s text:c="4"/>*/ /* A temporary inline CSS for use with this test page. Only contains</text:p>
      <text:p text:style-name="P20"><text:s text:c="4"/>code necessary for display of the map.*/ &lt;script src=</text:p>
      <text:p text:style-name="P20"><text:s text:c="4"/>"https://maps.googleapis.com/maps/api/js?key=***************************************&amp;amp;sensor=false"</text:p>
      <text:p text:style-name="P20"><text:soft-page-break/><text:s text:c="4"/>type="text/javascript"&gt;&lt;/script&gt;/*Fetches my google maps API key for me to be able to use the google</text:p>
      <text:p text:style-name="P20">maps functionality and tools across the site.*/ &lt;script type="text/javascript"&gt;</text:p>
      <text:p text:style-name="P20">var image = 'icon2.png'; /*Accesses the location of the saved marker image, can be removed to revert to default marker or file name can be changed to allocate new marker should future developments occur.*/ function calcRoute() { var request= { origin: new google.maps.LatLng(52.415100, -4.063118), destination: new google.maps.LatLng(52.412354, -4.088138), travelMode: google.maps.TravelMode.WALKING }; directionsService.route(request, function(response, status) { if (status == google.maps.DirectionsStatus.OK) { directionsDisplay.setDirections(response); directionsDisplay.setOptions({suppressMarkers: true}); }</text:p>
      <text:p text:style-name="P20"><text:s text:c="4"/>}); /*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 } function initialize() { var mapOptions = {center: new google.maps.LatLng(52.413571,-4.073489), zoom: 14}; var map = new google.maps.Map(document.getElementById("map-canvas"),mapOptions); var infowindow = new google.maps.InfoWindow(); window.directionsService = new google.maps.DirectionsService(); window.directionsDisplay = new google.maps.DirectionsRenderer(); directionsDisplay.setMap(map); /*Initializes map for later, starts by creating variables and generates paths within the window. Adds path to the map and sets the position at center when the map is first displayed. Also sets the rate of zoom so the entirety of the path is covered.*/ &lt;?php $con = mysql_connect("localhost","root",""); if (!$con) { die('Could not connect: ' . mysql_error()); } mysql_select_db("pathdb", $con); $res = mysql_query("SELECT * FROM points"); while($a = mysql_fetch_array($res)) { ?&gt; /*Creates a connection to my local hosting server, selects database to use and then chooses the data from which tables I am currently interested in. Enters a while loop to assign each marker and create it as such.*/ var LatLng = new google.maps.LatLng(&lt;?=$a['lat']?&gt;,&lt;?=$a['long']?&gt;); var ContentString = "&lt;b&gt;&lt;?=$a['shortDesc']?&gt;&lt;\/b&gt;&lt;\/br&gt;&lt;?=$a['longDesc']?&gt;"; var marker = new google.maps.Marker(</text:p>
      <text:p text:style-name="P20"><text:s text:c="4"/>{ map:map, draggable:false, animation: google.maps.Animation.DROP, position: LatLng, icon: image }); marker.content = ContentString; google.maps.event.addListener(marker, 'click', function(){ infowindow.setContent(this.content); infowindow.open(this.getMap(),this); }); /*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o image variable given earlier. Listener sets up the information to go into our information window and sets the function to open the window upon the click of the marker happening.*/ &lt;?php } ?&gt; calcRoute(); /*Closes the while loop and calls the path finding function between points.*/ } google.maps.event.addDomListener(window, 'load', initialize); /*Upon loading of page, the map is generated with it's appropriate window space, and the function initialize is called and therein all paths are brought up and all points are created.*/ </text:p>
      <text:p text:style-name="P20"><text:s text:c="4"/>&lt;/script&gt;</text:p>
      <text:p text:style-name="P20"/>
      <text:p text:style-name="P20"><text:s text:c="4"/>&lt;div id="map-canvas"&gt;</text:p>
      <text:p text:style-name="P20"><text:s text:c="8"/>/*Creates the map on the website, closes all HTML concerned with</text:p>
      <text:p text:style-name="P20"><text:s text:c="8"/>page.*/ Thomas Wise (thw10) - CS-Group-12 Backend designer.</text:p>
      <text:p text:style-name="P20"><text:soft-page-break/><text:s text:c="4"/>&lt;/div&gt;</text:p>
      <text:p text:style-name="P20">&lt;/body&gt;</text:p>
      <text:p text:style-name="P20">&lt;/html&gt;ay.setOptions({suppressMarkers: true}); } { map:map, draggable:false, animation: google.maps.Animation.DROP, position: LatLng, icon: image }); marker.content = ContentString; google.maps.event.addListener(marker, 'click', function(){ infowindow.setContent(this.content); infowindow.open(this.getMap(),this); }); /*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o image variable given earlier. Listener sets up the information to go into our information window and sets the function to open the window upon the click of the marker happening.*/ &lt;?php } ?&gt; calcRoute(); /*Closes the while loop and calls the path finding function between points.*/ } google.maps.event.addDomListener(window, 'load', initialize); /*Upon loading of page, the map is generated with it's appropriate window space, and the function initialize is called and therein all paths are brought up and all points are created.*/ &lt;/script&gt; &lt;/head&gt; &lt;body&gt; &lt;div id="map-canvas"/&gt; &lt;/body&gt; /*Creates the map on the website, closes all HTML concerned with page.*/ &lt;/html&gt; </text:p>
      <text:h text:style-name="Heading_20_2" text:outline-level="2">4.2 Class 2 interface specification . . .</text:h>
      <text:h text:style-name="Heading_20_1" text:outline-level="1">5 DETAILED DESIGN</text:h>
      <text:h text:style-name="Heading_20_2" text:outline-level="2">5.1 Sequence diagrams</text:h>
      <text:h text:style-name="Heading_20_2" text:outline-level="2">5.2 Significant algorithms</text:h>
      <text:h text:style-name="Heading_20_2" text:outline-level="2">5.3 Significant data structures</text:h>
      <text:h text:style-name="Heading_20_1" text:outline-level="1">6 REFERENCES</text:h>
      <text:h text:style-name="P58" text:outline-level="1">APPENDICES</text:h>
      <text:h text:style-name="Heading_20_1" text:outline-level="1">Document History</text:h>
      <text:p text:style-name="P6"/>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8">Version</text:p>
          </table:table-cell>
          <table:table-cell table:style-name="Table5.A1" office:value-type="string">
            <text:p text:style-name="P28">CCF No.</text:p>
          </table:table-cell>
          <table:table-cell table:style-name="Table5.A1" office:value-type="string">
            <text:p text:style-name="P28">Date</text:p>
          </table:table-cell>
          <table:table-cell table:style-name="Table5.A1" office:value-type="string">
            <text:p text:style-name="P28">Changes made to the document</text:p>
          </table:table-cell>
          <table:table-cell table:style-name="Table5.E1" office:value-type="string">
            <text:p text:style-name="P28">Changed by</text:p>
          </table:table-cell>
        </table:table-row>
        <table:table-row>
          <table:table-cell table:style-name="Table5.A2" office:value-type="float" office:value="0.1">
            <text:p text:style-name="P27">0.1</text:p>
          </table:table-cell>
          <table:table-cell table:style-name="Table5.B2" office:value-type="string">
            <text:p text:style-name="P27">N/A</text:p>
          </table:table-cell>
          <table:table-cell table:style-name="Table5.C2" office:value-type="date" office:date-value="2013-11-25">
            <text:p text:style-name="P27">25/11/13</text:p>
          </table:table-cell>
          <table:table-cell table:style-name="Table5.B2" office:value-type="string">
            <text:p text:style-name="P27">Initial creation.</text:p>
          </table:table-cell>
          <table:table-cell table:style-name="Table5.E2" office:value-type="string">
            <text:p text:style-name="P7"><text:span text:style-name="Default_20_Paragraph_20_Font"><text:span text:style-name="T2">LPS1</text:span></text:span></text:p>
          </table:table-cell>
        </table:table-row>
        <table:table-row>
          <table:table-cell table:style-name="Table5.A2" office:value-type="float" office:value="0.2">
            <text:p text:style-name="P27">0.2</text:p>
          </table:table-cell>
          <table:table-cell table:style-name="Table5.B2" office:value-type="string">
            <text:p text:style-name="P27">N/A</text:p>
          </table:table-cell>
          <table:table-cell table:style-name="Table5.C2" office:value-type="date" office:date-value="2013-12-01">
            <text:p text:style-name="P27">01/12/13</text:p>
          </table:table-cell>
          <table:table-cell table:style-name="Table5.B2" office:value-type="string">
            <text:p text:style-name="P29">Introduction added</text:p>
          </table:table-cell>
          <table:table-cell table:style-name="Table5.E2" office:value-type="string">
            <text:p text:style-name="P7"><text:span text:style-name="Default_20_Paragraph_20_Font"><text:span text:style-name="T2">LPS1</text:span></text:span></text:p>
          </table:table-cell>
        </table:table-row>
        <table:table-row>
          <table:table-cell table:style-name="Table5.A2" office:value-type="float" office:value="0.3">
            <text:p text:style-name="P27">0.3</text:p>
          </table:table-cell>
          <table:table-cell table:style-name="Table5.B2" office:value-type="string">
            <text:p text:style-name="P27">N/A</text:p>
          </table:table-cell>
          <table:table-cell table:style-name="Table5.C2" office:value-type="date" office:date-value="2013-12-01">
            <text:p text:style-name="P27">01/12/13</text:p>
          </table:table-cell>
          <table:table-cell table:style-name="Table5.B2" office:value-type="string">
            <text:p text:style-name="P30">Mapping requirements to classes section <text:soft-page-break/>added</text:p>
          </table:table-cell>
          <table:table-cell table:style-name="Table5.E2" office:value-type="string">
            <text:p text:style-name="P18">LPS1</text:p>
          </table:table-cell>
        </table:table-row>
        <table:table-row>
          <table:table-cell table:style-name="Table5.A2" office:value-type="float" office:value="0.4">
            <text:p text:style-name="P27">0.4</text:p>
          </table:table-cell>
          <table:table-cell table:style-name="Table5.B2" office:value-type="string">
            <text:p text:style-name="P27">N/A</text:p>
          </table:table-cell>
          <table:table-cell table:style-name="Table5.C2" office:value-type="date" office:date-value="2013-12-04">
            <text:p text:style-name="P27">04/12/13</text:p>
          </table:table-cell>
          <table:table-cell table:style-name="Table5.B2" office:value-type="string">
            <text:p text:style-name="P30">Added significant classes for web, programs in system and decomposition description</text:p>
          </table:table-cell>
          <table:table-cell table:style-name="Table5.E2" office:value-type="string">
            <text:p text:style-name="P18">LPS1</text:p>
          </table:table-cell>
        </table:table-row>
        <table:table-row>
          <table:table-cell table:style-name="Table5.A2" office:value-type="float" office:value="0.5">
            <text:p text:style-name="P27">0.5</text:p>
          </table:table-cell>
          <table:table-cell table:style-name="Table5.B2" office:value-type="string">
            <text:p text:style-name="P27">N/A</text:p>
          </table:table-cell>
          <table:table-cell table:style-name="Table5.C2" office:value-type="date" office:date-value="2013-12-04">
            <text:p text:style-name="P27">04/12/13</text:p>
          </table:table-cell>
          <table:table-cell table:style-name="Table5.B2" office:value-type="string">
            <text:p text:style-name="P30">Added Significant classes for Android</text:p>
          </table:table-cell>
          <table:table-cell table:style-name="Table5.E2" office:value-type="string">
            <text:p text:style-name="P18">LPS1</text:p>
          </table:table-cell>
        </table:table-row>
      </table:table>
      <text:p text:style-name="P53"/>
      <text:p text:style-name="P22"><text:span text:style-name="T7"><text:s/></text:span><text:span text:style-name="T5"><text:line-break/><text:line-break/></text:span><text:span text:style-name="T5"><text:line-break/><text:line-break/></text:span></text:p>
      <text:p text:style-name="P23"/>
      <text:p text:style-name="P24"/>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9</text:page-number> of <text:page-count>1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4T14:08:41.58</dc:date>
    <meta:editing-duration>PT12H3M43S</meta:editing-duration>
    <meta:editing-cycles>78</meta:editing-cycles>
    <meta:generator>OpenOffice/4.0.1$Win32 OpenOffice.org_project/401m5$Build-9714</meta:generator>
    <dc:creator>Luke Suggett</dc:creator>
    <meta:document-statistic meta:table-count="2" meta:image-count="0" meta:object-count="0" meta:page-count="11" meta:paragraph-count="209" meta:word-count="2709" meta:character-count="18043"/>
  </office:meta>
</office:document-meta>
</file>